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ilhouette Metrics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>
            <text:p>K=2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cluster</text:p>
          </table:table-cell>
          <table:table-cell table:style-name="ce2" office:value-type="string">
            <text:p>total samples</text:p>
          </table:table-cell>
          <table:table-cell table:style-name="ce2" office:value-type="string">
            <text:p>silh. mean</text:p>
          </table:table-cell>
          <table:table-cell table:style-name="ce2" office:value-type="string">
            <text:p>silh. max</text:p>
          </table:table-cell>
          <table:table-cell table:style-name="ce2" office:value-type="string">
            <text:p>silh. min</text:p>
          </table:table-cell>
          <table:table-cell table:style-name="ce2" office:value-type="string">
            <text:p><text:s/>silh. me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99">
            <text:p>2999</text:p>
          </table:table-cell>
          <table:table-cell office:value-type="float" office:value="0.36144">
            <text:p>0.36144</text:p>
          </table:table-cell>
          <table:table-cell office:value-type="float" office:value="0.54268">
            <text:p>0.54268</text:p>
          </table:table-cell>
          <table:table-cell office:value-type="float" office:value="0.00714">
            <text:p>0.00714</text:p>
          </table:table-cell>
          <table:table-cell office:value-type="float" office:value="0.40257">
            <text:p>0.402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0.25416">
            <text:p>0.25416</text:p>
          </table:table-cell>
          <table:table-cell office:value-type="float" office:value="0.4755">
            <text:p>0.4755</text:p>
          </table:table-cell>
          <table:table-cell office:value-type="float" office:value="-0.04683">
            <text:p>-0.04683</text:p>
          </table:table-cell>
          <table:table-cell office:value-type="float" office:value="0.27656">
            <text:p>0.27656</text:p>
          </table:table-cell>
        </table:table-row>
        <table:table-row table:style-name="ro1">
          <table:table-cell table:style-name="ce2" office:value-type="string">
            <text:p>K=3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cluster</text:p>
          </table:table-cell>
          <table:table-cell table:style-name="ce2" office:value-type="string">
            <text:p>total samples</text:p>
          </table:table-cell>
          <table:table-cell table:style-name="ce2" office:value-type="string">
            <text:p>silh. mean</text:p>
          </table:table-cell>
          <table:table-cell table:style-name="ce2" office:value-type="string">
            <text:p>silh. max</text:p>
          </table:table-cell>
          <table:table-cell table:style-name="ce2" office:value-type="string">
            <text:p>silh. min</text:p>
          </table:table-cell>
          <table:table-cell table:style-name="ce2" office:value-type="string">
            <text:p><text:s/>silh. Me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0.36957">
            <text:p>0.36957</text:p>
          </table:table-cell>
          <table:table-cell office:value-type="float" office:value="0.5529">
            <text:p>0.5529</text:p>
          </table:table-cell>
          <table:table-cell office:value-type="float" office:value="0.01174">
            <text:p>0.01174</text:p>
          </table:table-cell>
          <table:table-cell office:value-type="float" office:value="0.41095">
            <text:p>0.41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6">
            <text:p>1846</text:p>
          </table:table-cell>
          <table:table-cell office:value-type="float" office:value="0.28049">
            <text:p>0.28049</text:p>
          </table:table-cell>
          <table:table-cell office:value-type="float" office:value="0.49733">
            <text:p>0.49733</text:p>
          </table:table-cell>
          <table:table-cell office:value-type="float" office:value="-0.03161">
            <text:p>-0.03161</text:p>
          </table:table-cell>
          <table:table-cell office:value-type="float" office:value="0.30643">
            <text:p>0.30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0.38748">
            <text:p>0.38748</text:p>
          </table:table-cell>
          <table:table-cell office:value-type="float" office:value="0.58683">
            <text:p>0.58683</text:p>
          </table:table-cell>
          <table:table-cell office:value-type="float" office:value="-0.07861">
            <text:p>-0.07861</text:p>
          </table:table-cell>
          <table:table-cell office:value-type="float" office:value="0.42833">
            <text:p>0.42833</text:p>
          </table:table-cell>
        </table:table-row>
        <table:table-row table:style-name="ro1">
          <table:table-cell table:style-name="ce2" office:value-type="string">
            <text:p>K=4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cluster</text:p>
          </table:table-cell>
          <table:table-cell table:style-name="ce2" office:value-type="string">
            <text:p>total samples</text:p>
          </table:table-cell>
          <table:table-cell table:style-name="ce2" office:value-type="string">
            <text:p>silh. mean</text:p>
          </table:table-cell>
          <table:table-cell table:style-name="ce2" office:value-type="string">
            <text:p>silh. max</text:p>
          </table:table-cell>
          <table:table-cell table:style-name="ce2" office:value-type="string">
            <text:p>silh. min</text:p>
          </table:table-cell>
          <table:table-cell table:style-name="ce2" office:value-type="string">
            <text:p><text:s/>silh. Me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4724">
            <text:p>0.14724</text:p>
          </table:table-cell>
          <table:table-cell office:value-type="float" office:value="0.33965">
            <text:p>0.33965</text:p>
          </table:table-cell>
          <table:table-cell office:value-type="float" office:value="-0.04242">
            <text:p>-0.04242</text:p>
          </table:table-cell>
          <table:table-cell office:value-type="float" office:value="0.15252">
            <text:p>0.152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0.38001">
            <text:p>0.38001</text:p>
          </table:table-cell>
          <table:table-cell office:value-type="float" office:value="0.58075">
            <text:p>0.58075</text:p>
          </table:table-cell>
          <table:table-cell office:value-type="float" office:value="-0.09095">
            <text:p>-0.09095</text:p>
          </table:table-cell>
          <table:table-cell office:value-type="float" office:value="0.42515">
            <text:p>0.42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 office:value-type="float" office:value="0.23126">
            <text:p>0.23126</text:p>
          </table:table-cell>
          <table:table-cell office:value-type="float" office:value="0.42686">
            <text:p>0.42686</text:p>
          </table:table-cell>
          <table:table-cell office:value-type="float" office:value="-0.01696">
            <text:p>-0.01696</text:p>
          </table:table-cell>
          <table:table-cell office:value-type="float" office:value="0.25141">
            <text:p>0.251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1">
            <text:p>2321</text:p>
          </table:table-cell>
          <table:table-cell office:value-type="float" office:value="0.26354">
            <text:p>0.26354</text:p>
          </table:table-cell>
          <table:table-cell office:value-type="float" office:value="0.42962">
            <text:p>0.42962</text:p>
          </table:table-cell>
          <table:table-cell office:value-type="float" office:value="0.01463">
            <text:p>0.01463</text:p>
          </table:table-cell>
          <table:table-cell office:value-type="float" office:value="0.28647">
            <text:p>0.28647</text:p>
          </table:table-cell>
        </table:table-row>
        <table:table-row table:style-name="ro1">
          <table:table-cell table:style-name="ce2" office:value-type="string">
            <text:p>K=5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cluster</text:p>
          </table:table-cell>
          <table:table-cell table:style-name="ce2" office:value-type="string">
            <text:p>total samples</text:p>
          </table:table-cell>
          <table:table-cell table:style-name="ce2" office:value-type="string">
            <text:p>silh. mean</text:p>
          </table:table-cell>
          <table:table-cell table:style-name="ce2" office:value-type="string">
            <text:p>silh. max</text:p>
          </table:table-cell>
          <table:table-cell table:style-name="ce2" office:value-type="string">
            <text:p>silh. min</text:p>
          </table:table-cell>
          <table:table-cell table:style-name="ce2" office:value-type="string">
            <text:p><text:s/>silh. me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.10012">
            <text:p>0.10012</text:p>
          </table:table-cell>
          <table:table-cell office:value-type="float" office:value="0.33775">
            <text:p>0.33775</text:p>
          </table:table-cell>
          <table:table-cell office:value-type="float" office:value="-0.11257">
            <text:p>-0.11257</text:p>
          </table:table-cell>
          <table:table-cell office:value-type="float" office:value="0.09846">
            <text:p>0.098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0.37826">
            <text:p>0.37826</text:p>
          </table:table-cell>
          <table:table-cell office:value-type="float" office:value="0.5817">
            <text:p>0.5817</text:p>
          </table:table-cell>
          <table:table-cell office:value-type="float" office:value="-0.10375">
            <text:p>-0.10375</text:p>
          </table:table-cell>
          <table:table-cell office:value-type="float" office:value="0.42304">
            <text:p>0.42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3">
            <text:p>1903</text:p>
          </table:table-cell>
          <table:table-cell office:value-type="float" office:value="0.28336">
            <text:p>0.28336</text:p>
          </table:table-cell>
          <table:table-cell office:value-type="float" office:value="0.47695">
            <text:p>0.47695</text:p>
          </table:table-cell>
          <table:table-cell office:value-type="float" office:value="0.0152">
            <text:p>0.0152</text:p>
          </table:table-cell>
          <table:table-cell office:value-type="float" office:value="0.3022">
            <text:p>0.30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6">
            <text:p>976</text:p>
          </table:table-cell>
          <table:table-cell office:value-type="float" office:value="0.18931">
            <text:p>0.18931</text:p>
          </table:table-cell>
          <table:table-cell office:value-type="float" office:value="0.39611">
            <text:p>0.39611</text:p>
          </table:table-cell>
          <table:table-cell office:value-type="float" office:value="-0.06206">
            <text:p>-0.06206</text:p>
          </table:table-cell>
          <table:table-cell office:value-type="float" office:value="0.21121">
            <text:p>0.211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90">
            <text:p>1290</text:p>
          </table:table-cell>
          <table:table-cell office:value-type="float" office:value="0.18631">
            <text:p>0.18631</text:p>
          </table:table-cell>
          <table:table-cell office:value-type="float" office:value="0.38554">
            <text:p>0.38554</text:p>
          </table:table-cell>
          <table:table-cell office:value-type="float" office:value="-0.04632">
            <text:p>-0.04632</text:p>
          </table:table-cell>
          <table:table-cell office:value-type="float" office:value="0.19397">
            <text:p>0.19397</text:p>
          </table:table-cell>
        </table:table-row>
        <table:table-row table:style-name="ro1">
          <table:table-cell table:style-name="ce2" office:value-type="string">
            <text:p>K=6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cluster</text:p>
          </table:table-cell>
          <table:table-cell table:style-name="ce2" office:value-type="string">
            <text:p>total samples</text:p>
          </table:table-cell>
          <table:table-cell table:style-name="ce2" office:value-type="string">
            <text:p>silh. mean</text:p>
          </table:table-cell>
          <table:table-cell table:style-name="ce2" office:value-type="string">
            <text:p>silh. max</text:p>
          </table:table-cell>
          <table:table-cell table:style-name="ce2" office:value-type="string">
            <text:p>silh. min</text:p>
          </table:table-cell>
          <table:table-cell table:style-name="ce2" office:value-type="string">
            <text:p><text:s/>silh. me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0.10025">
            <text:p>0.10025</text:p>
          </table:table-cell>
          <table:table-cell office:value-type="float" office:value="0.34515">
            <text:p>0.34515</text:p>
          </table:table-cell>
          <table:table-cell office:value-type="float" office:value="-0.121">
            <text:p>-0.121</text:p>
          </table:table-cell>
          <table:table-cell office:value-type="float" office:value="0.0974">
            <text:p>0.09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.3825">
            <text:p>0.3825</text:p>
          </table:table-cell>
          <table:table-cell office:value-type="float" office:value="0.58534">
            <text:p>0.58534</text:p>
          </table:table-cell>
          <table:table-cell office:value-type="float" office:value="-0.10604">
            <text:p>-0.10604</text:p>
          </table:table-cell>
          <table:table-cell office:value-type="float" office:value="0.4263">
            <text:p>0.4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0.26127">
            <text:p>0.26127</text:p>
          </table:table-cell>
          <table:table-cell office:value-type="float" office:value="0.46415">
            <text:p>0.46415</text:p>
          </table:table-cell>
          <table:table-cell office:value-type="float" office:value="-0.00787">
            <text:p>-0.00787</text:p>
          </table:table-cell>
          <table:table-cell office:value-type="float" office:value="0.27299">
            <text:p>0.27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81">
            <text:p>1181</text:p>
          </table:table-cell>
          <table:table-cell office:value-type="float" office:value="0.18474">
            <text:p>0.18474</text:p>
          </table:table-cell>
          <table:table-cell office:value-type="float" office:value="0.39849">
            <text:p>0.39849</text:p>
          </table:table-cell>
          <table:table-cell office:value-type="float" office:value="-0.01369">
            <text:p>-0.01369</text:p>
          </table:table-cell>
          <table:table-cell office:value-type="float" office:value="0.1878">
            <text:p>0.18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7">
            <text:p>1947</text:p>
          </table:table-cell>
          <table:table-cell office:value-type="float" office:value="0.2793">
            <text:p>0.2793</text:p>
          </table:table-cell>
          <table:table-cell office:value-type="float" office:value="0.46835">
            <text:p>0.46835</text:p>
          </table:table-cell>
          <table:table-cell office:value-type="float" office:value="-0.02135">
            <text:p>-0.02135</text:p>
          </table:table-cell>
          <table:table-cell office:value-type="float" office:value="0.30045">
            <text:p>0.300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0.12345">
            <text:p>0.12345</text:p>
          </table:table-cell>
          <table:table-cell office:value-type="float" office:value="0.37759">
            <text:p>0.37759</text:p>
          </table:table-cell>
          <table:table-cell office:value-type="float" office:value="-0.07897">
            <text:p>-0.07897</text:p>
          </table:table-cell>
          <table:table-cell office:value-type="float" office:value="0.10322">
            <text:p>0.10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7T18:51:01</dc:date>
    <dc:creator>nemi </dc:creator>
    <meta:generator>LibreOffice/3.5$Linux_X86_64 LibreOffice_project/350m1$Build-2</meta:generator>
    <meta:editing-duration>PT2M10S</meta:editing-duration>
    <meta:editing-cycles>2</meta:editing-cycles>
    <meta:document-statistic meta:table-count="1" meta:cell-count="156" meta:object-count="0"/>
  </office:meta>
</office:document-meta>
</file>